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pacity="0%" draw:textarea-horizontal-align="center" draw:textarea-vertical-align="middle" draw:shadow-opacity="0%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61cm" draw:marker-start-width="1.11cm" draw:marker-end="Arrow" draw:marker-end-width="1.21cm" draw:textarea-horizontal-align="center" draw:textarea-vertical-align="middle" fo:padding-top="0.425cm" fo:padding-bottom="0.425cm" fo:padding-left="0.55cm" fo:padding-right="0.55cm"/>
    </style:style>
    <style:style style:name="gr4" style:family="graphic" style:parent-style-name="standard">
      <style:graphic-properties draw:fill-color="#c5000b" draw:textarea-horizontal-align="center" draw:textarea-vertical-align="middle"/>
    </style:style>
    <style:style style:name="gr5" style:family="graphic" style:parent-style-name="standard">
      <style:graphic-properties svg:stroke-width="0.61cm" svg:stroke-color="#99ccff" draw:marker-start-width="1.11cm" draw:marker-end="Arrow" draw:marker-end-width="1.21cm" draw:textarea-horizontal-align="center" draw:textarea-vertical-align="middle" fo:padding-top="0.425cm" fo:padding-bottom="0.425cm" fo:padding-left="0.55cm" fo:padding-right="0.55cm"/>
    </style:style>
    <style:style style:name="gr6" style:family="graphic" style:parent-style-name="standard">
      <style:graphic-properties svg:stroke-width="0.61cm" svg:stroke-color="#996633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7" style:family="graphic" style:parent-style-name="standard">
      <style:graphic-properties svg:stroke-width="0.61cm" svg:stroke-color="#ff6633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8" style:family="graphic" style:parent-style-name="standard">
      <style:graphic-properties svg:stroke-width="0.61cm" svg:stroke-color="#008000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9" style:family="graphic" style:parent-style-name="standard">
      <style:graphic-properties svg:stroke-width="0.61cm" svg:stroke-color="#006b6b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10" style:family="graphic" style:parent-style-name="standard">
      <style:graphic-properties svg:stroke-width="0.61cm" svg:stroke-color="#5c8526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11" style:family="graphic" style:parent-style-name="standard">
      <style:graphic-properties svg:stroke-width="0.61cm" svg:stroke-color="#94006b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12" style:family="graphic" style:parent-style-name="standard">
      <style:graphic-properties svg:stroke-width="0.61cm" svg:stroke-color="#9999ff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13" style:family="graphic" style:parent-style-name="standard">
      <style:graphic-properties svg:stroke-width="0.61cm" svg:stroke-color="#800000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14" style:family="graphic" style:parent-style-name="standard">
      <style:graphic-properties svg:stroke-width="0.61cm" svg:stroke-color="#008000" draw:marker-start-width="1.11cm" draw:marker-end="Arrow" draw:marker-end-width="1.21cm" draw:textarea-horizontal-align="center" draw:textarea-vertical-align="middle" fo:padding-top="0.425cm" fo:padding-bottom="0.425cm" fo:padding-left="0.55cm" fo:padding-right="0.55cm"/>
    </style:style>
    <style:style style:name="gr15" style:family="graphic" style:parent-style-name="standard">
      <style:graphic-properties svg:stroke-color="#ffffff" draw:fill-color="#ffffff" draw:textarea-horizontal-align="center" draw:textarea-vertical-align="middle"/>
    </style:style>
    <style:style style:name="gr16" style:family="graphic" style:parent-style-name="standard">
      <style:graphic-properties svg:stroke-width="0.61cm" svg:stroke-color="#008080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17" style:family="graphic" style:parent-style-name="standard">
      <style:graphic-properties svg:stroke-width="0.61cm" svg:stroke-color="#0066cc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18" style:family="graphic" style:parent-style-name="standard">
      <style:graphic-properties svg:stroke-width="0.61cm" svg:stroke-color="#eb613d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19" style:family="graphic" style:parent-style-name="standard">
      <style:graphic-properties svg:stroke-width="0cm" svg:stroke-color="#000000" draw:marker-start-width="0.2cm" draw:marker-end-width="0.2cm" draw:fill-color="#94006b" draw:textarea-horizontal-align="center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fill-color="#996633" draw:textarea-horizontal-align="center" draw:textarea-vertical-align="middle"/>
    </style:style>
    <style:style style:name="gr21" style:family="graphic" style:parent-style-name="standard">
      <style:graphic-properties draw:fill-color="#ff6633" draw:textarea-horizontal-align="center" draw:textarea-vertical-align="middle"/>
    </style:style>
    <style:style style:name="gr22" style:family="graphic" style:parent-style-name="standard">
      <style:graphic-properties draw:fill-color="#9999ff" draw:textarea-horizontal-align="center" draw:textarea-vertical-align="middle"/>
    </style:style>
    <style:style style:name="gr23" style:family="graphic" style:parent-style-name="standard">
      <style:graphic-properties draw:fill-color="#006b6b" draw:textarea-horizontal-align="center" draw:textarea-vertical-align="middle"/>
    </style:style>
    <style:style style:name="gr24" style:family="graphic" style:parent-style-name="standard">
      <style:graphic-properties draw:fill-color="#94bd5e" draw:textarea-horizontal-align="center" draw:textarea-vertical-align="middle"/>
    </style:style>
    <style:style style:name="gr25" style:family="graphic" style:parent-style-name="standard">
      <style:graphic-properties draw:fill-color="#800000" draw:textarea-horizontal-align="center" draw:textarea-vertical-align="middle"/>
    </style:style>
    <style:style style:name="gr26" style:family="graphic" style:parent-style-name="standard">
      <style:graphic-properties draw:fill-color="#0066cc" draw:textarea-horizontal-align="center" draw:textarea-vertical-align="middle"/>
    </style:style>
    <style:style style:name="gr27" style:family="graphic" style:parent-style-name="standard">
      <style:graphic-properties draw:fill-color="#008080" draw:textarea-horizontal-align="center" draw:textarea-vertical-align="middle"/>
    </style:style>
    <style:style style:name="gr28" style:family="graphic" style:parent-style-name="standard">
      <style:graphic-properties draw:textarea-horizontal-align="center" draw:textarea-vertical-align="middle"/>
    </style:style>
    <style:style style:name="gr29" style:family="graphic" style:parent-style-name="standard">
      <style:graphic-properties svg:stroke-color="#000000" draw:fill-color="#008000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svg:stroke-color="#000000" draw:fill-color="#008080" draw:textarea-horizontal-align="center" draw:textarea-vertical-align="middle"/>
    </style:style>
    <style:style style:name="gr32" style:family="graphic" style:parent-style-name="standard">
      <style:graphic-properties svg:stroke-width="0.61cm" svg:stroke-color="#800080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33" style:family="graphic" style:parent-style-name="standard">
      <style:graphic-properties svg:stroke-width="0cm" svg:stroke-color="#000000" draw:marker-start-width="0.2cm" draw:marker-end-width="0.2cm" draw:fill-color="#008080" draw:textarea-horizontal-align="center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svg:stroke-width="0.61cm" svg:stroke-color="#99ccff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35" style:family="graphic" style:parent-style-name="standard">
      <style:graphic-properties draw:fill-color="#ffffff" draw:textarea-horizontal-align="center" draw:textarea-vertical-align="middle"/>
    </style:style>
    <style:style style:name="gr3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96pt" style:font-size-asian="96pt" style:font-size-complex="96pt"/>
    </style:style>
    <style:style style:name="P4" style:family="paragraph">
      <style:paragraph-properties fo:text-align="center"/>
      <style:text-properties fo:font-size="64pt" style:font-size-asian="64pt" style:font-size-complex="64pt"/>
    </style:style>
    <style:style style:name="P5" style:family="paragraph">
      <style:paragraph-properties fo:text-align="center"/>
      <style:text-properties fo:font-size="72pt" style:font-size-asian="72pt" style:font-size-complex="72pt"/>
    </style:style>
    <style:style style:name="P6" style:family="paragraph">
      <style:paragraph-properties fo:text-align="center"/>
      <style:text-properties fo:font-size="81.0999984741211pt"/>
    </style:style>
    <style:style style:name="P7" style:family="paragraph">
      <style:paragraph-properties fo:text-align="center"/>
      <style:text-properties fo:font-size="72.0999984741211pt"/>
    </style:style>
    <style:style style:name="P8" style:family="paragraph">
      <style:paragraph-properties fo:text-align="center"/>
      <style:text-properties fo:font-size="72.0999984741211pt" style:font-size-asian="16pt" style:font-size-complex="1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size="64pt" style:font-size-asian="64pt" style:font-size-complex="64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9.87cm" svg:height="67.31cm" svg:x="63.23cm" svg:y="32.115cm">
          <text:p/>
        </draw:rect>
        <draw:rect draw:style-name="gr1" draw:text-style-name="P1" draw:layer="layout" svg:width="19.87cm" svg:height="31.115cm" svg:x="63.23cm" svg:y="1cm">
          <text:p/>
        </draw:rect>
        <draw:rect draw:style-name="gr1" draw:text-style-name="P1" draw:layer="layout" svg:width="19.87cm" svg:height="43.18cm" svg:x="43.36cm" svg:y="1cm">
          <text:p/>
        </draw:rect>
        <draw:rect draw:style-name="gr2" draw:text-style-name="P1" draw:layer="layout" svg:width="3.175cm" svg:height="8.255cm" svg:x="11.795cm" svg:y="46.722cm">
          <text:p/>
        </draw:rect>
        <draw:rect draw:style-name="gr2" draw:text-style-name="P1" draw:layer="layout" svg:width="6.985cm" svg:height="8.255cm" svg:x="13.701cm" svg:y="21.444cm">
          <text:p/>
        </draw:rect>
        <draw:rect draw:style-name="gr2" draw:text-style-name="P1" draw:layer="layout" svg:width="6.35cm" svg:height="8.255cm" svg:x="20.686cm" svg:y="21.444cm">
          <text:p/>
        </draw:rect>
        <draw:rect draw:style-name="gr2" draw:text-style-name="P1" draw:id="id27" draw:layer="layout" svg:width="1.905cm" svg:height="8.255cm" svg:x="36.56cm" svg:y="46.822cm">
          <text:p/>
        </draw:rect>
        <draw:rect draw:style-name="gr2" draw:text-style-name="P1" draw:id="id30" draw:layer="layout" svg:width="1.905cm" svg:height="8.12cm" svg:x="33.335cm" svg:y="46.912cm">
          <text:p/>
        </draw:rect>
        <draw:rect draw:style-name="gr2" draw:text-style-name="P1" draw:id="id18" draw:layer="layout" svg:width="3.175cm" svg:height="1.904cm" svg:x="11.795cm" svg:y="47.022cm">
          <text:p/>
        </draw:rect>
        <draw:rect draw:style-name="gr2" draw:text-style-name="P1" draw:id="id15" draw:layer="layout" svg:width="3.175cm" svg:height="1.905cm" svg:x="11.795cm" svg:y="48.926cm">
          <text:p/>
        </draw:rect>
        <draw:connector draw:style-name="gr3" draw:text-style-name="P1" draw:layer="layout" svg:x1="20.686cm" svg:y1="29.826cm" svg:x2="20.686cm" svg:y2="35.355cm" draw:start-shape="id1" draw:start-glue-point="2" draw:end-shape="id2" draw:end-glue-point="0" svg:d="m20686 29826v5529">
          <text:p/>
        </draw:connector>
        <draw:circle draw:style-name="gr4" draw:text-style-name="P1" draw:layer="layout" svg:width="3.175cm" svg:height="3.175cm" svg:x="19.08cm" svg:y="30.302cm">
          <text:p/>
        </draw:circle>
        <draw:connector draw:style-name="gr5" draw:text-style-name="P1" draw:layer="layout" svg:x1="21.792cm" svg:y1="21.512cm" svg:x2="21.792cm" svg:y2="17.602cm" draw:start-shape="id3" draw:start-glue-point="0" draw:end-shape="id4" draw:end-glue-point="2" svg:d="m21792 21512v-3910">
          <text:p/>
        </draw:connector>
        <draw:rect draw:style-name="gr2" draw:text-style-name="P1" draw:id="id31" draw:layer="layout" svg:width="3.175cm" svg:height="3.174cm" svg:x="1cm" svg:y="46.762cm">
          <text:p/>
        </draw:rect>
        <draw:rect draw:style-name="gr2" draw:text-style-name="P1" draw:id="id23" draw:layer="layout" svg:width="3.175cm" svg:height="1.269cm" svg:x="11.795cm" svg:y="53.263cm">
          <text:p/>
        </draw:rect>
        <draw:connector draw:style-name="gr6" draw:text-style-name="P1" draw:layer="layout" svg:x1="13.411cm" svg:y1="66.597cm" svg:x2="13.411cm" svg:y2="70.407cm" draw:start-shape="id5" draw:start-glue-point="2" draw:end-shape="id6" draw:end-glue-point="0" svg:d="m13411 66597v3810">
          <text:p/>
        </draw:connector>
        <draw:connector draw:style-name="gr7" draw:text-style-name="P1" draw:layer="layout" svg:x1="11.477cm" svg:y1="70.407cm" svg:x2="11.534cm" svg:y2="66.597cm" draw:start-shape="id7" draw:start-glue-point="0" draw:end-shape="id8" draw:end-glue-point="2" svg:d="m11477 70407v-1905h57v-1905">
          <text:p/>
        </draw:connector>
        <draw:connector draw:style-name="gr8" draw:text-style-name="P1" draw:layer="layout" svg:x1="19.577cm" svg:y1="17.602cm" svg:x2="19.577cm" svg:y2="21.512cm" draw:start-shape="id9" draw:start-glue-point="2" draw:end-shape="id10" svg:d="m19577 17602v3910">
          <text:p/>
        </draw:connector>
        <draw:connector draw:style-name="gr9" draw:text-style-name="P1" draw:layer="layout" svg:x1="20.05cm" svg:y1="73.988cm" svg:x2="40.687cm" svg:y2="55.077cm" draw:start-shape="id11" draw:start-glue-point="1" draw:end-shape="id12" draw:end-glue-point="2" svg:d="m20050 73988h20637v-18911">
          <text:p/>
        </draw:connector>
        <draw:connector draw:style-name="gr6" draw:text-style-name="P1" draw:layer="layout" svg:x1="42.592cm" svg:y1="55.077cm" svg:x2="20.05cm" svg:y2="75.707cm" draw:start-shape="id13" draw:start-glue-point="2" draw:end-shape="id14" draw:end-glue-point="1" svg:d="m42592 55077v20630h-22542">
          <text:p/>
        </draw:connector>
        <draw:connector draw:style-name="gr9" draw:text-style-name="P1" draw:layer="layout" svg:x1="14.97cm" svg:y1="49.878cm" svg:x2="30.21cm" svg:y2="49.878cm" draw:start-shape="id15" draw:start-glue-point="1" draw:end-shape="id16" draw:end-glue-point="3" svg:d="m14970 49878h15240">
          <text:p/>
        </draw:connector>
        <draw:connector draw:style-name="gr10" draw:text-style-name="P1" draw:layer="layout" svg:x1="30.21cm" svg:y1="47.974cm" svg:x2="14.97cm" svg:y2="47.974cm" draw:start-shape="id17" draw:start-glue-point="3" draw:end-shape="id18" draw:end-glue-point="1" svg:d="m30210 47974h-15240">
          <text:p/>
        </draw:connector>
        <draw:connector draw:style-name="gr11" draw:text-style-name="P1" draw:layer="layout" draw:line-skew="1.587cm" svg:x1="29.122cm" svg:y1="71.042cm" svg:x2="23.542cm" svg:y2="83.107cm" draw:start-shape="id19" draw:start-glue-point="2" draw:end-shape="id20" draw:end-glue-point="0" svg:d="m29122 71042v7620h-5580v4445">
          <text:p/>
        </draw:connector>
        <draw:connector draw:style-name="gr12" draw:text-style-name="P1" draw:layer="layout" draw:line-skew="3.492cm" svg:x1="25.447cm" svg:y1="83.107cm" svg:x2="31.027cm" svg:y2="71.042cm" draw:start-shape="id21" draw:end-shape="id22" draw:end-glue-point="2" svg:d="m25447 83107v-2540h5580v-9525">
          <text:p/>
        </draw:connector>
        <draw:connector draw:style-name="gr12" draw:text-style-name="P1" draw:layer="layout" svg:x1="14.97cm" svg:y1="53.897cm" svg:x2="25.565cm" svg:y2="62.71cm" draw:start-shape="id23" draw:start-glue-point="1" draw:end-shape="id24" draw:end-glue-point="0" svg:d="m14970 53897h10595v8813">
          <text:p/>
        </draw:connector>
        <draw:connector draw:style-name="gr10" draw:text-style-name="P1" draw:layer="layout" svg:x1="27.47cm" svg:y1="62.71cm" svg:x2="14.97cm" svg:y2="51.992cm" draw:start-shape="id25" draw:start-glue-point="0" draw:end-shape="id26" draw:end-glue-point="1" svg:d="m27470 62710v-10718h-12500">
          <text:p/>
        </draw:connector>
        <draw:connector draw:style-name="gr13" draw:text-style-name="P1" draw:layer="layout" svg:x1="37.512cm" svg:y1="46.822cm" svg:x2="27.67cm" svg:y2="38.657cm" draw:start-shape="id27" draw:start-glue-point="0" draw:end-shape="id28" draw:end-glue-point="1" svg:d="m37512 46822v-8165h-9842">
          <text:p/>
        </draw:connector>
        <draw:connector draw:style-name="gr9" draw:text-style-name="P1" draw:layer="layout" svg:x1="27.67cm" svg:y1="40.561cm" svg:x2="34.287cm" svg:y2="46.912cm" draw:start-shape="id29" draw:start-glue-point="1" draw:end-shape="id30" draw:end-glue-point="0" svg:d="m27670 40561h6617v6351">
          <text:p/>
        </draw:connector>
        <draw:connector draw:style-name="gr8" draw:text-style-name="P1" draw:layer="layout" svg:x1="42.592cm" svg:y1="46.822cm" svg:x2="27.671cm" svg:y2="25.635cm" draw:start-shape="id13" draw:start-glue-point="0" draw:end-shape="id1" draw:end-glue-point="1" svg:d="m42592 46822v-21187h-14921">
          <text:p/>
        </draw:connector>
        <draw:rect draw:style-name="gr2" draw:text-style-name="P1" draw:layer="layout" svg:width="3.175cm" svg:height="1.906cm" svg:x="24.496cm" svg:y="38.5cm">
          <text:p/>
        </draw:rect>
        <draw:rect draw:style-name="gr2" draw:text-style-name="P1" draw:layer="layout" svg:width="3.175cm" svg:height="1.269cm" svg:x="24.496cm" svg:y="40.436cm">
          <text:p/>
        </draw:rect>
        <draw:connector draw:style-name="gr14" draw:text-style-name="P1" draw:layer="layout" svg:x1="2.587cm" svg:y1="46.762cm" svg:x2="13.701cm" svg:y2="25.635cm" draw:start-shape="id31" draw:start-glue-point="0" draw:end-shape="id1" draw:end-glue-point="3" svg:d="m2587 46762v-21127h11114">
          <text:p/>
        </draw:connector>
        <draw:rect draw:style-name="gr2" draw:text-style-name="P1" draw:id="id34" draw:layer="layout" svg:width="3.175cm" svg:height="1.083cm" svg:x="13.065cm" svg:y="85.195cm">
          <text:p/>
        </draw:rect>
        <draw:rect draw:style-name="gr2" draw:text-style-name="P1" draw:id="id33" draw:layer="layout" svg:width="3.175cm" svg:height="1.084cm" svg:x="13.065cm" svg:y="87.019cm">
          <text:p/>
        </draw:rect>
        <draw:rect draw:style-name="gr15" draw:text-style-name="P1" draw:layer="layout" svg:width="0.635cm" svg:height="0.076cm" svg:x="3.676cm" svg:y="52.052cm">
          <text:p/>
        </draw:rect>
        <draw:connector draw:style-name="gr11" draw:text-style-name="P1" draw:layer="layout" svg:x1="2.587cm" svg:y1="54.977cm" svg:x2="13.065cm" svg:y2="87.561cm" draw:start-shape="id32" draw:start-glue-point="2" draw:end-shape="id33" draw:end-glue-point="3" svg:d="m2587 54977v32584h10478">
          <text:p/>
        </draw:connector>
        <draw:connector draw:style-name="gr10" draw:text-style-name="P1" draw:layer="layout" svg:x1="13.065cm" svg:y1="85.736cm" svg:x2="4.492cm" svg:y2="54.977cm" draw:start-shape="id34" draw:start-glue-point="3" draw:end-shape="id35" draw:end-glue-point="2" svg:d="m13065 85736h-8573v-30759">
          <text:p/>
        </draw:connector>
        <draw:rect draw:style-name="gr2" draw:text-style-name="P1" draw:id="id39" draw:layer="layout" svg:width="3.175cm" svg:height="8.255cm" svg:x="19.82cm" svg:y="94.968cm">
          <text:p/>
        </draw:rect>
        <draw:rect draw:style-name="gr2" draw:text-style-name="P1" draw:id="id36" draw:layer="layout" svg:width="3.175cm" svg:height="8.255cm" svg:x="17.605cm" svg:y="94.968cm">
          <text:p/>
        </draw:rect>
        <draw:rect draw:style-name="gr2" draw:text-style-name="P1" draw:id="id38" draw:layer="layout" svg:width="3.175cm" svg:height="7.62cm" svg:x="19.82cm" svg:y="107.098cm">
          <text:p/>
        </draw:rect>
        <draw:rect draw:style-name="gr2" draw:text-style-name="P1" draw:id="id37" draw:layer="layout" svg:width="3.175cm" svg:height="7.62cm" svg:x="17.605cm" svg:y="107.133cm">
          <text:p/>
        </draw:rect>
        <draw:connector draw:style-name="gr16" draw:text-style-name="P1" draw:layer="layout" svg:x1="19.192cm" svg:y1="103.223cm" svg:x2="19.192cm" svg:y2="107.133cm" draw:start-shape="id36" draw:start-glue-point="2" draw:end-shape="id37" draw:end-glue-point="0" svg:d="m19192 103223v3910">
          <text:p/>
        </draw:connector>
        <draw:connector draw:style-name="gr17" draw:text-style-name="P1" draw:layer="layout" svg:x1="21.407cm" svg:y1="107.098cm" svg:x2="21.407cm" svg:y2="103.223cm" draw:start-shape="id38" draw:start-glue-point="0" draw:end-shape="id39" draw:end-glue-point="2" svg:d="m21407 107098v-3875">
          <text:p/>
        </draw:connector>
        <draw:rect draw:style-name="gr2" draw:text-style-name="P1" draw:id="id41" draw:layer="layout" svg:width="3.175cm" svg:height="8.255cm" svg:x="19.82cm" svg:y="83.107cm">
          <text:p/>
        </draw:rect>
        <draw:rect draw:style-name="gr2" draw:text-style-name="P1" draw:id="id40" draw:layer="layout" svg:width="3.175cm" svg:height="8.255cm" svg:x="17.605cm" svg:y="83.107cm">
          <text:p/>
        </draw:rect>
        <draw:connector draw:style-name="gr17" draw:text-style-name="P1" draw:layer="layout" svg:x1="19.192cm" svg:y1="91.362cm" svg:x2="19.192cm" svg:y2="94.968cm" draw:start-shape="id40" draw:start-glue-point="2" draw:end-shape="id36" draw:end-glue-point="0" svg:d="m19192 91362v3606">
          <text:p/>
        </draw:connector>
        <draw:connector draw:style-name="gr11" draw:text-style-name="P1" draw:layer="layout" svg:x1="21.407cm" svg:y1="94.968cm" svg:x2="21.407cm" svg:y2="91.362cm" draw:start-shape="id39" draw:start-glue-point="0" draw:end-shape="id41" draw:end-glue-point="2" svg:d="m21407 94968v-3606">
          <text:p/>
        </draw:connector>
        <draw:rect draw:style-name="gr2" draw:text-style-name="P1" draw:layer="layout" svg:width="3.175cm" svg:height="8.255cm" svg:x="15.915cm" svg:y="35.423cm">
          <text:p/>
        </draw:rect>
        <draw:rect draw:style-name="gr2" draw:text-style-name="P1" draw:layer="layout" svg:width="3.175cm" svg:height="8.255cm" svg:x="13.7cm" svg:y="35.423cm">
          <text:p/>
        </draw:rect>
        <draw:connector draw:style-name="gr10" draw:text-style-name="P1" draw:layer="layout" svg:x1="13.7cm" svg:y1="38.657cm" svg:x2="7.032cm" svg:y2="46.722cm" draw:start-shape="id42" draw:start-glue-point="3" draw:end-shape="id43" draw:end-glue-point="0" svg:d="m13700 38657h-6668v8065">
          <text:p/>
        </draw:connector>
        <draw:connector draw:style-name="gr13" draw:text-style-name="P1" draw:layer="layout" svg:x1="8.937cm" svg:y1="46.722cm" svg:x2="13.7cm" svg:y2="40.561cm" draw:start-shape="id44" draw:start-glue-point="0" draw:end-shape="id45" draw:end-glue-point="3" svg:d="m8937 46722v-6161h4763">
          <text:p/>
        </draw:connector>
        <draw:rect draw:style-name="gr2" draw:text-style-name="P1" draw:id="id53" draw:layer="layout" svg:width="1.905cm" svg:height="7.62cm" svg:x="31.513cm" svg:y="47.412cm">
          <text:p/>
        </draw:rect>
        <draw:connector draw:style-name="gr6" draw:text-style-name="P1" draw:layer="layout" svg:x1="14.652cm" svg:y1="78.662cm" svg:x2="14.652cm" svg:y2="83.107cm" draw:start-shape="id46" draw:start-glue-point="2" draw:end-shape="id47" draw:end-glue-point="0" svg:d="m14652 78662v4445">
          <text:p/>
        </draw:connector>
        <draw:connector draw:style-name="gr11" draw:text-style-name="P1" draw:layer="layout" svg:x1="16.557cm" svg:y1="83.107cm" svg:x2="16.557cm" svg:y2="78.662cm" draw:start-shape="id48" draw:start-glue-point="0" draw:end-shape="id49" draw:end-glue-point="2" svg:d="m16557 83107v-4445">
          <text:p/>
        </draw:connector>
        <draw:rect draw:style-name="gr2" draw:text-style-name="P1" draw:id="id13" draw:layer="layout" svg:width="1.905cm" svg:height="8.255cm" svg:x="41.64cm" svg:y="46.822cm">
          <text:p/>
        </draw:rect>
        <draw:rect draw:style-name="gr2" draw:text-style-name="P1" draw:id="id12" draw:layer="layout" svg:width="1.905cm" svg:height="8.255cm" svg:x="39.735cm" svg:y="46.822cm">
          <text:p/>
        </draw:rect>
        <draw:rect draw:style-name="gr2" draw:text-style-name="P1" draw:id="id26" draw:layer="layout" svg:width="3.175cm" svg:height="1.269cm" svg:x="11.795cm" svg:y="51.358cm" draw:corner-radius="16.51cm">
          <text:p/>
        </draw:rect>
        <draw:rect draw:style-name="gr2" draw:text-style-name="P1" draw:id="id17" draw:layer="layout" svg:width="3.175cm" svg:height="1.083cm" svg:x="30.21cm" svg:y="47.433cm">
          <text:p/>
        </draw:rect>
        <draw:rect draw:style-name="gr2" draw:text-style-name="P1" draw:id="id16" draw:layer="layout" svg:width="3.175cm" svg:height="1.084cm" svg:x="30.21cm" svg:y="49.336cm">
          <text:p/>
        </draw:rect>
        <draw:rect draw:style-name="gr2" draw:text-style-name="P1" draw:id="id11" draw:layer="layout" svg:width="3.175cm" svg:height="1.083cm" svg:x="16.875cm" svg:y="73.447cm">
          <text:p/>
        </draw:rect>
        <draw:rect draw:style-name="gr2" draw:text-style-name="P1" draw:id="id14" draw:layer="layout" svg:width="3.175cm" svg:height="1.084cm" svg:x="16.875cm" svg:y="75.165cm">
          <text:p/>
        </draw:rect>
        <draw:circle draw:style-name="gr4" draw:text-style-name="P1" draw:layer="layout" svg:width="3.175cm" svg:height="3.175cm" svg:x="35.925cm" svg:y="37.387cm">
          <text:p/>
        </draw:circle>
        <draw:rect draw:style-name="gr15" draw:text-style-name="P1" draw:layer="layout" svg:width="0.635cm" svg:height="0.41cm" svg:x="68.857cm" svg:y="39.01cm">
          <text:p/>
        </draw:rect>
        <draw:rect draw:style-name="gr15" draw:text-style-name="P1" draw:layer="layout" svg:width="0.319cm" svg:height="0.541cm" svg:x="70.92cm" svg:y="36.308cm">
          <text:p/>
        </draw:rect>
        <draw:rect draw:style-name="gr2" draw:text-style-name="P1" draw:layer="layout" svg:width="3.175cm" svg:height="8.255cm" svg:x="24.495cm" svg:y="35.423cm">
          <text:p/>
        </draw:rect>
        <draw:rect draw:style-name="gr2" draw:text-style-name="P1" draw:layer="layout" svg:width="3.175cm" svg:height="8.255cm" svg:x="22.28cm" svg:y="35.423cm">
          <text:p/>
        </draw:rect>
        <draw:rect draw:style-name="gr2" draw:text-style-name="P1" draw:id="id35" draw:layer="layout" svg:width="1.905cm" svg:height="8.255cm" svg:x="3.54cm" svg:y="46.722cm">
          <text:p/>
        </draw:rect>
        <draw:rect draw:style-name="gr2" draw:text-style-name="P1" draw:id="id32" draw:layer="layout" svg:width="1.905cm" svg:height="8.255cm" svg:x="1.635cm" svg:y="46.722cm">
          <text:p/>
        </draw:rect>
        <draw:rect draw:style-name="gr2" draw:text-style-name="P1" draw:id="id44" draw:layer="layout" svg:width="1.905cm" svg:height="8.255cm" svg:x="7.985cm" svg:y="46.722cm">
          <text:p/>
        </draw:rect>
        <draw:rect draw:style-name="gr2" draw:text-style-name="P1" draw:id="id43" draw:layer="layout" svg:width="1.905cm" svg:height="8.255cm" svg:x="6.08cm" svg:y="46.722cm">
          <text:p/>
        </draw:rect>
        <draw:rect draw:style-name="gr2" draw:text-style-name="P1" draw:id="id50" draw:layer="layout" svg:width="1.905cm" svg:height="8.255cm" svg:x="12.487cm" svg:y="46.687cm">
          <text:p/>
        </draw:rect>
        <draw:rect draw:style-name="gr2" draw:text-style-name="P1" draw:id="id51" draw:layer="layout" svg:width="1.905cm" svg:height="8.255cm" svg:x="10.582cm" svg:y="46.687cm">
          <text:p/>
        </draw:rect>
        <draw:rect draw:style-name="gr2" draw:text-style-name="P1" draw:id="id25" draw:layer="layout" svg:width="1.905cm" svg:height="8.255cm" svg:x="26.518cm" svg:y="62.71cm">
          <text:p/>
        </draw:rect>
        <draw:rect draw:style-name="gr2" draw:text-style-name="P1" draw:id="id24" draw:layer="layout" svg:width="1.905cm" svg:height="8.255cm" svg:x="24.613cm" svg:y="62.71cm">
          <text:p/>
        </draw:rect>
        <draw:rect draw:style-name="gr2" draw:text-style-name="P1" draw:id="id52" draw:layer="layout" svg:width="1.905cm" svg:height="8.255cm" svg:x="33.335cm" svg:y="62.787cm">
          <text:p/>
        </draw:rect>
        <draw:rect draw:style-name="gr2" draw:text-style-name="P1" draw:id="id54" draw:layer="layout" svg:width="1.905cm" svg:height="8.255cm" svg:x="31.513cm" svg:y="62.787cm">
          <text:p/>
        </draw:rect>
        <draw:rect draw:style-name="gr2" draw:text-style-name="P1" draw:id="id6" draw:layer="layout" svg:width="1.905cm" svg:height="8.255cm" svg:x="12.459cm" svg:y="70.407cm">
          <text:p/>
        </draw:rect>
        <draw:rect draw:style-name="gr2" draw:text-style-name="P1" draw:id="id7" draw:layer="layout" svg:width="1.905cm" svg:height="8.255cm" svg:x="10.525cm" svg:y="70.407cm">
          <text:p/>
        </draw:rect>
        <draw:rect draw:style-name="gr2" draw:text-style-name="P1" draw:id="id22" draw:layer="layout" svg:width="1.905cm" svg:height="8.255cm" svg:x="30.075cm" svg:y="62.787cm">
          <text:p/>
        </draw:rect>
        <draw:rect draw:style-name="gr2" draw:text-style-name="P1" draw:id="id19" draw:layer="layout" svg:width="1.905cm" svg:height="8.255cm" svg:x="28.17cm" svg:y="62.787cm">
          <text:p/>
        </draw:rect>
        <draw:connector draw:style-name="gr18" draw:text-style-name="P1" draw:layer="layout" draw:type="lines" svg:x1="13.439cm" svg:y1="54.942cm" svg:x2="13.411cm" svg:y2="58.342cm" draw:start-shape="id50" draw:end-shape="id5" draw:end-glue-point="0" svg:d="m13439 54942v501l-28 2398v501">
          <text:p/>
        </draw:connector>
        <draw:connector draw:style-name="gr10" draw:text-style-name="P1" draw:layer="layout" draw:type="lines" svg:x1="11.534cm" svg:y1="58.342cm" svg:x2="11.534cm" svg:y2="54.942cm" draw:start-shape="id8" draw:start-glue-point="0" draw:end-shape="id51" draw:end-glue-point="2" svg:d="m11534 58342v-501-2398-501">
          <text:p/>
        </draw:connector>
        <draw:connector draw:style-name="gr9" draw:text-style-name="P1" draw:layer="layout" draw:type="lines" svg:x1="34.287cm" svg:y1="62.787cm" svg:x2="34.287cm" svg:y2="55.032cm" draw:start-shape="id52" draw:start-glue-point="0" draw:end-shape="id30" draw:end-glue-point="2" svg:d="m34287 62787v-501-6753-501">
          <text:p/>
        </draw:connector>
        <draw:connector draw:style-name="gr12" draw:text-style-name="P1" draw:layer="layout" draw:type="lines" svg:x1="32.465cm" svg:y1="55.032cm" svg:x2="32.465cm" svg:y2="62.787cm" draw:start-shape="id53" draw:start-glue-point="2" draw:end-shape="id54" draw:end-glue-point="0" svg:d="m32465 55032v501 6753 501">
          <text:p/>
        </draw:connector>
        <draw:rect draw:style-name="gr2" draw:text-style-name="P1" draw:id="id48" draw:layer="layout" svg:width="1.905cm" svg:height="8.255cm" svg:x="15.605cm" svg:y="83.107cm">
          <text:p/>
        </draw:rect>
        <draw:rect draw:style-name="gr2" draw:text-style-name="P1" draw:id="id47" draw:layer="layout" svg:width="1.905cm" svg:height="8.255cm" svg:x="13.7cm" svg:y="83.107cm">
          <text:p/>
        </draw:rect>
        <draw:rect draw:style-name="gr2" draw:text-style-name="P1" draw:id="id4" draw:layer="layout" svg:width="3.175cm" svg:height="8.255cm" svg:x="20.205cm" svg:y="9.347cm">
          <text:p/>
        </draw:rect>
        <draw:rect draw:style-name="gr2" draw:text-style-name="P1" draw:id="id9" draw:layer="layout" svg:width="3.175cm" svg:height="8.255cm" svg:x="17.99cm" svg:y="9.347cm">
          <text:p/>
        </draw:rect>
        <draw:rect draw:style-name="gr2" draw:text-style-name="P1" draw:id="id3" draw:layer="layout" svg:width="3.175cm" svg:height="8.255cm" svg:x="20.205cm" svg:y="21.512cm">
          <text:p/>
        </draw:rect>
        <draw:rect draw:style-name="gr2" draw:text-style-name="P1" draw:id="id10" draw:layer="layout" svg:width="3.175cm" svg:height="8.255cm" svg:x="17.99cm" svg:y="21.512cm">
          <text:p/>
        </draw:rect>
        <draw:rect draw:style-name="gr2" draw:text-style-name="P1" draw:id="id42" draw:layer="layout" svg:width="3.175cm" svg:height="1.083cm" svg:x="13.7cm" svg:y="38.116cm">
          <text:p/>
        </draw:rect>
        <draw:rect draw:style-name="gr2" draw:text-style-name="P1" draw:id="id45" draw:layer="layout" svg:width="3.175cm" svg:height="1.084cm" svg:x="13.7cm" svg:y="40.019cm">
          <text:p/>
        </draw:rect>
        <draw:rect draw:style-name="gr2" draw:text-style-name="P1" draw:id="id28" draw:layer="layout" svg:width="3.175cm" svg:height="1.083cm" svg:x="24.495cm" svg:y="38.116cm">
          <text:p/>
        </draw:rect>
        <draw:rect draw:style-name="gr2" draw:text-style-name="P1" draw:id="id29" draw:layer="layout" svg:width="3.175cm" svg:height="1.084cm" svg:x="24.495cm" svg:y="40.019cm">
          <text:p/>
        </draw:rect>
        <draw:rect draw:style-name="gr2" draw:text-style-name="P1" draw:id="id5" draw:layer="layout" svg:width="1.905cm" svg:height="8.255cm" svg:x="12.459cm" svg:y="58.342cm">
          <text:p/>
        </draw:rect>
        <draw:rect draw:style-name="gr2" draw:text-style-name="P1" draw:id="id8" draw:layer="layout" svg:width="1.905cm" svg:height="8.255cm" svg:x="10.582cm" svg:y="58.342cm">
          <text:p/>
        </draw:rect>
        <draw:rect draw:style-name="gr2" draw:text-style-name="P1" draw:id="id21" draw:layer="layout" svg:width="1.905cm" svg:height="8.255cm" svg:x="24.495cm" svg:y="83.107cm">
          <text:p/>
        </draw:rect>
        <draw:rect draw:style-name="gr2" draw:text-style-name="P1" draw:id="id20" draw:layer="layout" svg:width="1.905cm" svg:height="8.255cm" svg:x="22.59cm" svg:y="83.107cm">
          <text:p/>
        </draw:rect>
        <draw:rect draw:style-name="gr2" draw:text-style-name="P1" draw:id="id49" draw:layer="layout" svg:width="1.905cm" svg:height="8.255cm" svg:x="15.605cm" svg:y="70.407cm">
          <text:p/>
        </draw:rect>
        <draw:rect draw:style-name="gr2" draw:text-style-name="P1" draw:id="id46" draw:layer="layout" svg:width="1.905cm" svg:height="8.255cm" svg:x="13.7cm" svg:y="70.407cm">
          <text:p/>
        </draw:rect>
        <draw:rect draw:style-name="gr19" draw:text-style-name="P2" draw:layer="layout" svg:width="13.97cm" svg:height="8.382cm" svg:x="13.065cm" svg:y="82.98cm">
          <text:p text:style-name="P1"><text:span text:style-name="T1">Validate for</text:span></text:p>
          <text:p text:style-name="P1"><text:span text:style-name="T1">Submission</text:span></text:p>
        </draw:rect>
        <draw:rect draw:style-name="gr20" draw:text-style-name="P2" draw:layer="layout" svg:width="13.97cm" svg:height="8.382cm" svg:x="6.08cm" svg:y="70.407cm">
          <text:p text:style-name="P1"><text:span text:style-name="T1">Review </text:span></text:p>
          <text:p text:style-name="P1"><text:span text:style-name="T1">Annotation</text:span></text:p>
        </draw:rect>
        <draw:rect draw:style-name="gr21" draw:text-style-name="P2" draw:layer="layout" svg:width="13.97cm" svg:height="8.382cm" svg:x="6.08cm" svg:y="58.215cm">
          <text:p text:style-name="P1"><text:span text:style-name="T1">Generate </text:span></text:p>
          <text:p text:style-name="P1"><text:span text:style-name="T1">Annotation</text:span></text:p>
        </draw:rect>
        <draw:rect draw:style-name="gr22" draw:text-style-name="P2" draw:layer="layout" svg:width="13.97cm" svg:height="8.382cm" svg:x="22.59cm" svg:y="62.66cm">
          <text:p text:style-name="P1"><text:span text:style-name="T1">Collaborator </text:span></text:p>
          <text:p text:style-name="P1"><text:span text:style-name="T1">Review</text:span></text:p>
        </draw:rect>
        <draw:rect draw:style-name="gr23" draw:text-style-name="P2" draw:layer="layout" svg:width="13.97cm" svg:height="8.382cm" svg:x="30.21cm" svg:y="46.695cm">
          <text:p text:style-name="P1"><text:span text:style-name="T1">Close Sample</text:span></text:p>
        </draw:rect>
        <draw:rect draw:style-name="gr24" draw:text-style-name="P2" draw:layer="layout" svg:width="13.97cm" svg:height="8.382cm" svg:x="1cm" svg:y="46.634cm">
          <text:p text:style-name="P1"><text:span text:style-name="T1">Review Assembly</text:span></text:p>
        </draw:rect>
        <draw:rect draw:style-name="gr25" draw:text-style-name="P2" draw:id="id2" draw:layer="layout" svg:width="13.97cm" svg:height="8.382cm" svg:x="13.701cm" svg:y="35.355cm">
          <text:p text:style-name="P1"><text:span text:style-name="T1">Assemble</text:span></text:p>
        </draw:rect>
        <draw:rect draw:style-name="gr26" draw:text-style-name="P2" draw:layer="layout" svg:width="13.97cm" svg:height="8.382cm" svg:x="13.065cm" svg:y="94.968cm">
          <text:p text:style-name="P1"><text:span text:style-name="T1">Deliver Data</text:span></text:p>
        </draw:rect>
        <draw:rect draw:style-name="gr27" draw:text-style-name="P2" draw:layer="layout" svg:width="13.97cm" svg:height="8.382cm" svg:x="13.065cm" svg:y="107.11cm">
          <text:p text:style-name="P1"><text:span text:style-name="T1">Sample </text:span></text:p>
          <text:p text:style-name="P1"><text:span text:style-name="T1">Published</text:span></text:p>
        </draw:rect>
        <draw:rect draw:style-name="gr28" draw:text-style-name="P2" draw:layer="layout" svg:width="13.97cm" svg:height="8.382cm" svg:x="13.525cm" svg:y="9.255cm">
          <text:p text:style-name="P1"><text:span text:style-name="T1">Received Sample</text:span></text:p>
        </draw:rect>
        <draw:rect draw:style-name="gr29" draw:text-style-name="P2" draw:id="id1" draw:layer="layout" svg:width="13.97cm" svg:height="8.382cm" svg:x="13.701cm" svg:y="21.444cm">
          <text:p text:style-name="P1"><text:span text:style-name="T1">Lab Processing</text:span></text:p>
        </draw:rect>
        <draw:frame draw:style-name="gr30" draw:text-style-name="P3" draw:layer="layout" svg:width="27.6cm" svg:height="7.821cm" svg:x="7.055cm" svg:y="1.434cm">
          <draw:text-box>
            <text:p text:style-name="P1"><text:span text:style-name="T2">Jira Sample </text:span></text:p>
            <text:p text:style-name="P1"><text:span text:style-name="T2">Tracking Workflow</text:span></text:p>
          </draw:text-box>
        </draw:frame>
        <draw:rect draw:style-name="gr2" draw:text-style-name="P1" draw:layer="layout" svg:width="6.985cm" svg:height="8.255cm" svg:x="66.859cm" svg:y="20.817cm">
          <text:p/>
        </draw:rect>
        <draw:rect draw:style-name="gr2" draw:text-style-name="P1" draw:layer="layout" svg:width="6.35cm" svg:height="8.255cm" svg:x="73.844cm" svg:y="20.817cm">
          <text:p/>
        </draw:rect>
        <draw:connector draw:style-name="gr5" draw:text-style-name="P1" draw:layer="layout" svg:x1="74.95cm" svg:y1="20.885cm" svg:x2="74.95cm" svg:y2="16.975cm" draw:start-shape="id55" draw:start-glue-point="0" draw:end-shape="id56" draw:end-glue-point="2" svg:d="m74950 20885v-3910">
          <text:p/>
        </draw:connector>
        <draw:connector draw:style-name="gr16" draw:text-style-name="P1" draw:layer="layout" svg:x1="72.735cm" svg:y1="16.975cm" svg:x2="72.735cm" svg:y2="20.885cm" draw:start-shape="id57" draw:start-glue-point="2" draw:end-shape="id58" svg:d="m72735 16975v3910">
          <text:p/>
        </draw:connector>
        <draw:rect draw:style-name="gr2" draw:text-style-name="P1" draw:id="id56" draw:layer="layout" svg:width="3.175cm" svg:height="8.255cm" svg:x="73.363cm" svg:y="8.72cm">
          <text:p/>
        </draw:rect>
        <draw:rect draw:style-name="gr2" draw:text-style-name="P1" draw:id="id57" draw:layer="layout" svg:width="3.175cm" svg:height="8.255cm" svg:x="71.148cm" svg:y="8.72cm">
          <text:p/>
        </draw:rect>
        <draw:rect draw:style-name="gr2" draw:text-style-name="P1" draw:id="id55" draw:layer="layout" svg:width="3.175cm" svg:height="8.255cm" svg:x="73.363cm" svg:y="20.885cm">
          <text:p/>
        </draw:rect>
        <draw:rect draw:style-name="gr2" draw:text-style-name="P1" draw:id="id58" draw:layer="layout" svg:width="3.175cm" svg:height="8.255cm" svg:x="71.148cm" svg:y="20.885cm">
          <text:p/>
        </draw:rect>
        <draw:rect draw:style-name="gr28" draw:text-style-name="P2" draw:layer="layout" svg:width="13.97cm" svg:height="8.382cm" svg:x="66.683cm" svg:y="8.628cm">
          <text:p text:style-name="P1"><text:span text:style-name="T1">Open</text:span></text:p>
        </draw:rect>
        <draw:rect draw:style-name="gr31" draw:text-style-name="P2" draw:layer="layout" svg:width="13.97cm" svg:height="8.382cm" svg:x="66.859cm" svg:y="20.817cm">
          <text:p text:style-name="P1"><text:span text:style-name="T1">Complete</text:span></text:p>
        </draw:rect>
        <draw:frame draw:style-name="gr30" draw:text-style-name="P4" draw:layer="layout" svg:width="9.739cm" svg:height="5.297cm" svg:x="68.731cm" svg:y="2.27cm">
          <draw:text-box>
            <text:p text:style-name="P1"><text:span text:style-name="T3">Closure </text:span></text:p>
            <text:p text:style-name="P1"><text:span text:style-name="T3">Workflow</text:span></text:p>
          </draw:text-box>
        </draw:frame>
        <draw:rect draw:style-name="gr2" draw:text-style-name="P1" draw:layer="layout" svg:width="3.175cm" svg:height="1.083cm" svg:x="67.318cm" svg:y="65.953cm">
          <text:p/>
        </draw:rect>
        <draw:rect draw:style-name="gr2" draw:text-style-name="P1" draw:layer="layout" svg:width="3.175cm" svg:height="1.084cm" svg:x="67.318cm" svg:y="67.777cm">
          <text:p/>
        </draw:rect>
        <draw:rect draw:style-name="gr2" draw:text-style-name="P1" draw:id="id62" draw:layer="layout" svg:width="3.175cm" svg:height="8.255cm" svg:x="74.073cm" svg:y="75.726cm">
          <text:p/>
        </draw:rect>
        <draw:rect draw:style-name="gr2" draw:text-style-name="P1" draw:id="id59" draw:layer="layout" svg:width="3.175cm" svg:height="8.255cm" svg:x="71.858cm" svg:y="75.726cm">
          <text:p/>
        </draw:rect>
        <draw:rect draw:style-name="gr2" draw:text-style-name="P1" draw:id="id61" draw:layer="layout" svg:width="3.175cm" svg:height="7.62cm" svg:x="74.073cm" svg:y="87.856cm">
          <text:p/>
        </draw:rect>
        <draw:rect draw:style-name="gr2" draw:text-style-name="P1" draw:id="id60" draw:layer="layout" svg:width="3.175cm" svg:height="7.62cm" svg:x="71.858cm" svg:y="87.891cm">
          <text:p/>
        </draw:rect>
        <draw:connector draw:style-name="gr16" draw:text-style-name="P1" draw:layer="layout" svg:x1="73.445cm" svg:y1="83.981cm" svg:x2="73.445cm" svg:y2="87.891cm" draw:start-shape="id59" draw:start-glue-point="2" draw:end-shape="id60" draw:end-glue-point="0" svg:d="m73445 83981v3910">
          <text:p/>
        </draw:connector>
        <draw:connector draw:style-name="gr17" draw:text-style-name="P1" draw:layer="layout" svg:x1="75.66cm" svg:y1="87.856cm" svg:x2="75.66cm" svg:y2="83.981cm" draw:start-shape="id61" draw:start-glue-point="0" draw:end-shape="id62" draw:end-glue-point="2" svg:d="m75660 87856v-3875">
          <text:p/>
        </draw:connector>
        <draw:rect draw:style-name="gr2" draw:text-style-name="P1" draw:id="id64" draw:layer="layout" svg:width="3.175cm" svg:height="8.255cm" svg:x="74.073cm" svg:y="63.865cm">
          <text:p/>
        </draw:rect>
        <draw:rect draw:style-name="gr2" draw:text-style-name="P1" draw:id="id63" draw:layer="layout" svg:width="3.175cm" svg:height="8.255cm" svg:x="71.858cm" svg:y="63.865cm">
          <text:p/>
        </draw:rect>
        <draw:connector draw:style-name="gr17" draw:text-style-name="P1" draw:layer="layout" svg:x1="73.445cm" svg:y1="72.12cm" svg:x2="73.445cm" svg:y2="75.726cm" draw:start-shape="id63" draw:start-glue-point="2" draw:end-shape="id59" draw:end-glue-point="0" svg:d="m73445 72120v3606">
          <text:p/>
        </draw:connector>
        <draw:connector draw:style-name="gr11" draw:text-style-name="P1" draw:layer="layout" svg:x1="75.66cm" svg:y1="75.726cm" svg:x2="75.66cm" svg:y2="72.12cm" draw:start-shape="id62" draw:start-glue-point="0" draw:end-shape="id64" draw:end-glue-point="2" svg:d="m75660 75726v-3606">
          <text:p/>
        </draw:connector>
        <draw:rect draw:style-name="gr2" draw:text-style-name="P1" draw:layer="layout" svg:width="1.905cm" svg:height="8.255cm" svg:x="69.858cm" svg:y="63.865cm">
          <text:p/>
        </draw:rect>
        <draw:rect draw:style-name="gr2" draw:text-style-name="P1" draw:layer="layout" svg:width="1.905cm" svg:height="8.255cm" svg:x="67.953cm" svg:y="63.865cm">
          <text:p/>
        </draw:rect>
        <draw:rect draw:style-name="gr2" draw:text-style-name="P1" draw:layer="layout" svg:width="1.905cm" svg:height="8.255cm" svg:x="78.748cm" svg:y="63.865cm">
          <text:p/>
        </draw:rect>
        <draw:rect draw:style-name="gr2" draw:text-style-name="P1" draw:layer="layout" svg:width="1.905cm" svg:height="8.255cm" svg:x="76.843cm" svg:y="63.865cm">
          <text:p/>
        </draw:rect>
        <draw:rect draw:style-name="gr19" draw:text-style-name="P2" draw:layer="layout" svg:width="13.97cm" svg:height="8.382cm" svg:x="67.318cm" svg:y="63.738cm">
          <text:p text:style-name="P1"><text:span text:style-name="T1">Order Primer</text:span></text:p>
        </draw:rect>
        <draw:rect draw:style-name="gr26" draw:text-style-name="P2" draw:layer="layout" svg:width="13.97cm" svg:height="8.382cm" svg:x="67.318cm" svg:y="75.726cm">
          <text:p text:style-name="P1"><text:span text:style-name="T1">Perform </text:span></text:p>
          <text:p text:style-name="P1"><text:span text:style-name="T1">Reactions</text:span></text:p>
        </draw:rect>
        <draw:rect draw:style-name="gr27" draw:text-style-name="P2" draw:layer="layout" svg:width="13.97cm" svg:height="8.382cm" svg:x="67.318cm" svg:y="87.868cm">
          <text:p text:style-name="P1"><text:span text:style-name="T1">Complete</text:span></text:p>
        </draw:rect>
        <draw:rect draw:style-name="gr2" draw:text-style-name="P1" draw:layer="layout" svg:width="6.985cm" svg:height="8.255cm" svg:x="67.318cm" svg:y="51.681cm">
          <text:p/>
        </draw:rect>
        <draw:rect draw:style-name="gr2" draw:text-style-name="P1" draw:layer="layout" svg:width="6.35cm" svg:height="8.255cm" svg:x="74.303cm" svg:y="51.681cm">
          <text:p/>
        </draw:rect>
        <draw:connector draw:style-name="gr5" draw:text-style-name="P1" draw:layer="layout" svg:x1="75.409cm" svg:y1="51.749cm" svg:x2="75.409cm" svg:y2="47.839cm" draw:start-shape="id65" draw:start-glue-point="0" draw:end-shape="id66" draw:end-glue-point="2" svg:d="m75409 51749v-3910">
          <text:p/>
        </draw:connector>
        <draw:connector draw:style-name="gr8" draw:text-style-name="P1" draw:layer="layout" svg:x1="73.194cm" svg:y1="47.839cm" svg:x2="73.194cm" svg:y2="51.749cm" draw:start-shape="id67" draw:start-glue-point="2" draw:end-shape="id68" svg:d="m73194 47839v3910">
          <text:p/>
        </draw:connector>
        <draw:rect draw:style-name="gr2" draw:text-style-name="P1" draw:id="id66" draw:layer="layout" svg:width="3.175cm" svg:height="8.255cm" svg:x="73.822cm" svg:y="39.584cm">
          <text:p/>
        </draw:rect>
        <draw:rect draw:style-name="gr2" draw:text-style-name="P1" draw:id="id67" draw:layer="layout" svg:width="3.175cm" svg:height="8.255cm" svg:x="71.607cm" svg:y="39.584cm">
          <text:p/>
        </draw:rect>
        <draw:rect draw:style-name="gr2" draw:text-style-name="P1" draw:id="id65" draw:layer="layout" svg:width="3.175cm" svg:height="8.255cm" svg:x="73.822cm" svg:y="51.749cm">
          <text:p/>
        </draw:rect>
        <draw:rect draw:style-name="gr2" draw:text-style-name="P1" draw:id="id68" draw:layer="layout" svg:width="3.175cm" svg:height="8.255cm" svg:x="71.607cm" svg:y="51.749cm">
          <text:p/>
        </draw:rect>
        <draw:rect draw:style-name="gr28" draw:text-style-name="P2" draw:layer="layout" svg:width="13.97cm" svg:height="8.382cm" svg:x="67.142cm" svg:y="39.492cm">
          <text:p text:style-name="P1"><text:span text:style-name="T1">Open</text:span></text:p>
        </draw:rect>
        <draw:rect draw:style-name="gr29" draw:text-style-name="P2" draw:layer="layout" svg:width="13.97cm" svg:height="8.382cm" svg:x="67.318cm" svg:y="51.681cm">
          <text:p text:style-name="P1"><text:span text:style-name="T1">Design Primer</text:span></text:p>
        </draw:rect>
        <draw:frame draw:style-name="gr30" draw:text-style-name="P4" draw:layer="layout" svg:width="17.3cm" svg:height="5.297cm" svg:x="65.8cm" svg:y="32.75cm">
          <draw:text-box>
            <text:p text:style-name="P1"><text:span text:style-name="T3">Custom Closure </text:span></text:p>
            <text:p text:style-name="P1"><text:span text:style-name="T3">Workflow</text:span></text:p>
          </draw:text-box>
        </draw:frame>
        <draw:connector draw:style-name="gr32" draw:text-style-name="P1" draw:layer="layout" svg:x1="73.033cm" svg:y1="60.063cm" svg:x2="73.033cm" svg:y2="63.669cm" svg:d="m73033 60063v3606">
          <text:p/>
        </draw:connector>
        <draw:connector draw:style-name="gr8" draw:text-style-name="P1" draw:layer="layout" svg:x1="75.248cm" svg:y1="63.669cm" svg:x2="75.248cm" svg:y2="60.063cm" svg:d="m75248 63669v-3606">
          <text:p/>
        </draw:connector>
        <draw:rect draw:style-name="gr15" draw:text-style-name="P1" draw:layer="layout" svg:width="0.635cm" svg:height="0.41cm" svg:x="47.165cm" svg:y="8.53cm">
          <text:p/>
        </draw:rect>
        <draw:rect draw:style-name="gr2" draw:text-style-name="P1" draw:layer="layout" svg:width="3.175cm" svg:height="1.083cm" svg:x="45.626cm" svg:y="35.473cm">
          <text:p/>
        </draw:rect>
        <draw:rect draw:style-name="gr2" draw:text-style-name="P1" draw:layer="layout" svg:width="3.175cm" svg:height="1.084cm" svg:x="45.626cm" svg:y="37.297cm">
          <text:p/>
        </draw:rect>
        <draw:rect draw:style-name="gr2" draw:text-style-name="P1" draw:layer="layout" svg:width="3.175cm" svg:height="8.255cm" svg:x="52.381cm" svg:y="33.385cm">
          <text:p/>
        </draw:rect>
        <draw:rect draw:style-name="gr2" draw:text-style-name="P1" draw:layer="layout" svg:width="3.175cm" svg:height="8.255cm" svg:x="50.166cm" svg:y="33.385cm">
          <text:p/>
        </draw:rect>
        <draw:rect draw:style-name="gr2" draw:text-style-name="P1" draw:layer="layout" svg:width="1.905cm" svg:height="8.255cm" svg:x="48.166cm" svg:y="33.385cm">
          <text:p/>
        </draw:rect>
        <draw:rect draw:style-name="gr2" draw:text-style-name="P1" draw:layer="layout" svg:width="1.905cm" svg:height="8.255cm" svg:x="46.261cm" svg:y="33.385cm">
          <text:p/>
        </draw:rect>
        <draw:rect draw:style-name="gr2" draw:text-style-name="P1" draw:layer="layout" svg:width="1.905cm" svg:height="8.255cm" svg:x="57.056cm" svg:y="33.385cm">
          <text:p/>
        </draw:rect>
        <draw:rect draw:style-name="gr2" draw:text-style-name="P1" draw:layer="layout" svg:width="1.905cm" svg:height="8.255cm" svg:x="55.151cm" svg:y="33.385cm">
          <text:p/>
        </draw:rect>
        <draw:rect draw:style-name="gr33" draw:text-style-name="P2" draw:layer="layout" svg:width="13.97cm" svg:height="8.382cm" svg:x="45.626cm" svg:y="33.258cm">
          <text:p text:style-name="P1"><text:span text:style-name="T1">Complete</text:span></text:p>
        </draw:rect>
        <draw:rect draw:style-name="gr2" draw:text-style-name="P1" draw:layer="layout" svg:width="6.985cm" svg:height="8.255cm" svg:x="45.626cm" svg:y="21.201cm">
          <text:p/>
        </draw:rect>
        <draw:rect draw:style-name="gr2" draw:text-style-name="P1" draw:layer="layout" svg:width="6.35cm" svg:height="8.255cm" svg:x="52.611cm" svg:y="21.201cm">
          <text:p/>
        </draw:rect>
        <draw:connector draw:style-name="gr5" draw:text-style-name="P1" draw:layer="layout" svg:x1="53.717cm" svg:y1="21.269cm" svg:x2="53.717cm" svg:y2="17.359cm" draw:start-shape="id69" draw:start-glue-point="0" draw:end-shape="id70" draw:end-glue-point="2" svg:d="m53717 21269v-3910">
          <text:p/>
        </draw:connector>
        <draw:connector draw:style-name="gr8" draw:text-style-name="P1" draw:layer="layout" svg:x1="51.502cm" svg:y1="17.359cm" svg:x2="51.58cm" svg:y2="21.269cm" draw:start-shape="id71" draw:start-glue-point="2" draw:end-shape="id72" svg:d="m51502 17359v1955h78v1955">
          <text:p/>
        </draw:connector>
        <draw:rect draw:style-name="gr2" draw:text-style-name="P1" draw:id="id70" draw:layer="layout" svg:width="3.175cm" svg:height="8.255cm" svg:x="52.13cm" svg:y="9.104cm">
          <text:p/>
        </draw:rect>
        <draw:rect draw:style-name="gr2" draw:text-style-name="P1" draw:id="id71" draw:layer="layout" svg:width="3.175cm" svg:height="8.255cm" svg:x="49.915cm" svg:y="9.104cm">
          <text:p/>
        </draw:rect>
        <draw:rect draw:style-name="gr2" draw:text-style-name="P1" draw:id="id69" draw:layer="layout" svg:width="3.175cm" svg:height="8.255cm" svg:x="52.13cm" svg:y="21.269cm">
          <text:p/>
        </draw:rect>
        <draw:rect draw:style-name="gr2" draw:text-style-name="P1" draw:id="id72" draw:layer="layout" svg:width="3.019cm" svg:height="8.255cm" svg:x="50.071cm" svg:y="21.269cm">
          <text:p/>
        </draw:rect>
        <draw:rect draw:style-name="gr28" draw:text-style-name="P2" draw:layer="layout" svg:width="13.97cm" svg:height="8.382cm" svg:x="45.45cm" svg:y="9.012cm">
          <text:p text:style-name="P1"><text:span text:style-name="T1">Open</text:span></text:p>
        </draw:rect>
        <draw:rect draw:style-name="gr29" draw:text-style-name="P2" draw:layer="layout" svg:width="13.97cm" svg:height="8.382cm" svg:x="45.626cm" svg:y="21.201cm">
          <text:p text:style-name="P1"><text:span text:style-name="T1">Perform </text:span></text:p>
          <text:p text:style-name="P1"><text:span text:style-name="T1">Reactions</text:span></text:p>
        </draw:rect>
        <draw:connector draw:style-name="gr16" draw:text-style-name="P1" draw:layer="layout" svg:x1="51.341cm" svg:y1="29.583cm" svg:x2="51.341cm" svg:y2="33.189cm" svg:d="m51341 29583v3606">
          <text:p/>
        </draw:connector>
        <draw:connector draw:style-name="gr8" draw:text-style-name="P1" draw:layer="layout" svg:x1="53.556cm" svg:y1="33.189cm" svg:x2="53.556cm" svg:y2="29.583cm" svg:d="m53556 33189v-3606">
          <text:p/>
        </draw:connector>
        <draw:frame draw:style-name="gr30" draw:text-style-name="P4" draw:layer="layout" svg:width="18.142cm" svg:height="5.297cm" svg:x="43.818cm" svg:y="2.27cm">
          <draw:text-box>
            <text:p text:style-name="P1"><text:span text:style-name="T3">In house</text:span></text:p>
            <text:p text:style-name="P1"><text:span text:style-name="T3">Closure Workflow</text:span></text:p>
          </draw:text-box>
        </draw:frame>
        <draw:rect draw:style-name="gr15" draw:text-style-name="P1" draw:layer="layout" svg:width="0.635cm" svg:height="0.41cm" svg:x="40.18cm" svg:y="91.317cm">
          <text:p/>
        </draw:rect>
        <draw:rect draw:style-name="gr2" draw:text-style-name="P1" draw:layer="layout" svg:width="3.175cm" svg:height="1.083cm" svg:x="47.355cm" svg:y="109.28cm">
          <text:p/>
        </draw:rect>
        <draw:rect draw:style-name="gr2" draw:text-style-name="P1" draw:layer="layout" svg:width="3.175cm" svg:height="1.084cm" svg:x="47.355cm" svg:y="111.104cm">
          <text:p/>
        </draw:rect>
        <draw:rect draw:style-name="gr2" draw:text-style-name="P1" draw:layer="layout" svg:width="3.175cm" svg:height="8.255cm" svg:x="54.11cm" svg:y="107.192cm">
          <text:p/>
        </draw:rect>
        <draw:rect draw:style-name="gr2" draw:text-style-name="P1" draw:layer="layout" svg:width="3.175cm" svg:height="8.255cm" svg:x="51.895cm" svg:y="107.192cm">
          <text:p/>
        </draw:rect>
        <draw:rect draw:style-name="gr2" draw:text-style-name="P1" draw:layer="layout" svg:width="1.905cm" svg:height="8.255cm" svg:x="49.895cm" svg:y="107.192cm">
          <text:p/>
        </draw:rect>
        <draw:rect draw:style-name="gr2" draw:text-style-name="P1" draw:layer="layout" svg:width="1.905cm" svg:height="8.255cm" svg:x="47.99cm" svg:y="107.192cm">
          <text:p/>
        </draw:rect>
        <draw:rect draw:style-name="gr2" draw:text-style-name="P1" draw:layer="layout" svg:width="1.905cm" svg:height="8.255cm" svg:x="58.785cm" svg:y="107.192cm">
          <text:p/>
        </draw:rect>
        <draw:rect draw:style-name="gr2" draw:text-style-name="P1" draw:layer="layout" svg:width="1.905cm" svg:height="8.255cm" svg:x="56.88cm" svg:y="107.192cm">
          <text:p/>
        </draw:rect>
        <draw:rect draw:style-name="gr2" draw:text-style-name="P1" draw:layer="layout" svg:width="3.175cm" svg:height="8.255cm" svg:x="45.145cm" svg:y="91.891cm">
          <text:p/>
        </draw:rect>
        <draw:rect draw:style-name="gr2" draw:text-style-name="P1" draw:layer="layout" svg:width="3.175cm" svg:height="8.255cm" svg:x="42.93cm" svg:y="91.891cm">
          <text:p/>
        </draw:rect>
        <draw:connector draw:style-name="gr16" draw:text-style-name="P1" draw:layer="layout" draw:line-skew="0.83cm" svg:x1="47.672cm" svg:y1="100.146cm" svg:x2="53.07cm" svg:y2="106.996cm" draw:start-shape="id73" draw:start-glue-point="2" svg:d="m47672 100146v4506h5398v2344">
          <text:p/>
        </draw:connector>
        <draw:connector draw:style-name="gr34" draw:text-style-name="P1" draw:layer="layout" draw:line-skew="-1.075cm" svg:x1="55.285cm" svg:y1="106.996cm" svg:x2="49.982cm" svg:y2="100.146cm" draw:end-shape="id74" draw:end-glue-point="2" svg:d="m55285 106996v-4249h-5303v-2601">
          <text:p/>
        </draw:connector>
        <draw:connector draw:style-name="gr13" draw:text-style-name="P1" draw:layer="layout" svg:x1="47.355cm" svg:y1="111.319cm" svg:x2="43.545cm" svg:y2="111.319cm" draw:start-shape="id75" draw:start-glue-point="3" draw:end-shape="id76" draw:end-glue-point="1" svg:d="m47355 111319h-3810">
          <text:p/>
        </draw:connector>
        <draw:connector draw:style-name="gr13" draw:text-style-name="P1" draw:layer="layout" draw:line-skew="-1.075cm" svg:x1="40.917cm" svg:y1="100.146cm" svg:x2="35.925cm" svg:y2="106.996cm" draw:start-shape="id77" draw:start-glue-point="2" svg:d="m40917 100146v2601h-4992v4249">
          <text:p/>
        </draw:connector>
        <draw:connector draw:style-name="gr34" draw:text-style-name="P1" draw:layer="layout" draw:line-skew="0.83cm" svg:x1="38.14cm" svg:y1="106.996cm" svg:x2="43.227cm" svg:y2="100.146cm" draw:end-shape="id78" draw:end-glue-point="2" svg:d="m38140 106996v-2344h5087v-4506">
          <text:p/>
        </draw:connector>
        <draw:rect draw:style-name="gr2" draw:text-style-name="P1" draw:id="id77" draw:layer="layout" svg:width="1.905cm" svg:height="8.255cm" svg:x="39.965cm" svg:y="91.891cm">
          <text:p/>
        </draw:rect>
        <draw:rect draw:style-name="gr2" draw:text-style-name="P1" draw:id="id78" draw:layer="layout" svg:width="1.905cm" svg:height="8.255cm" svg:x="42.275cm" svg:y="91.891cm">
          <text:p/>
        </draw:rect>
        <draw:rect draw:style-name="gr2" draw:text-style-name="P1" draw:id="id73" draw:layer="layout" svg:width="1.905cm" svg:height="8.255cm" svg:x="46.72cm" svg:y="91.891cm">
          <text:p/>
        </draw:rect>
        <draw:rect draw:style-name="gr2" draw:text-style-name="P1" draw:id="id74" draw:layer="layout" svg:width="1.905cm" svg:height="8.255cm" svg:x="49.03cm" svg:y="91.891cm">
          <text:p/>
        </draw:rect>
        <draw:rect draw:style-name="gr2" draw:text-style-name="P1" draw:layer="layout" svg:width="1.905cm" svg:height="8.255cm" svg:x="34.655cm" svg:y="107.192cm">
          <text:p/>
        </draw:rect>
        <draw:rect draw:style-name="gr2" draw:text-style-name="P1" draw:layer="layout" svg:width="1.905cm" svg:height="8.255cm" svg:x="36.965cm" svg:y="107.192cm">
          <text:p/>
        </draw:rect>
        <draw:rect draw:style-name="gr2" draw:text-style-name="P1" draw:layer="layout" svg:width="1.905cm" svg:height="8.255cm" svg:x="52.03cm" svg:y="107.192cm">
          <text:p/>
        </draw:rect>
        <draw:rect draw:style-name="gr2" draw:text-style-name="P1" draw:layer="layout" svg:width="1.905cm" svg:height="8.255cm" svg:x="54.34cm" svg:y="107.192cm">
          <text:p/>
        </draw:rect>
        <draw:rect draw:style-name="gr33" draw:text-style-name="P2" draw:id="id75" draw:layer="layout" svg:width="13.97cm" svg:height="8.382cm" svg:x="47.355cm" svg:y="107.128cm">
          <text:p text:style-name="P1"><text:span text:style-name="T1">Complete</text:span></text:p>
        </draw:rect>
        <draw:rect draw:style-name="gr28" draw:text-style-name="P2" draw:layer="layout" svg:width="13.97cm" svg:height="8.382cm" svg:x="38.465cm" svg:y="91.799cm">
          <text:p text:style-name="P1"><text:span text:style-name="T1">Open</text:span></text:p>
        </draw:rect>
        <draw:rect draw:style-name="gr25" draw:text-style-name="P2" draw:id="id76" draw:layer="layout" svg:width="13.97cm" svg:height="8.382cm" svg:x="29.575cm" svg:y="107.128cm">
          <text:p text:style-name="P1"><text:span text:style-name="T1">Fail</text:span></text:p>
        </draw:rect>
        <draw:frame draw:style-name="gr30" draw:text-style-name="P5" draw:layer="layout" svg:width="22.807cm" svg:height="5.925cm" svg:x="34.073cm" svg:y="84.185cm">
          <draw:text-box>
            <text:p text:style-name="P1"><text:span text:style-name="T4">Copy of Laboratory </text:span></text:p>
            <text:p text:style-name="P1"><text:span text:style-name="T4">Workflow</text:span></text:p>
          </draw:text-box>
        </draw:frame>
        <draw:rect draw:style-name="gr1" draw:text-style-name="P1" draw:layer="layout" svg:width="34.925cm" svg:height="34.35cm" svg:x="28.305cm" svg:y="83.55cm">
          <text:p/>
        </draw:rect>
      </draw:page>
      <draw:page draw:name="page2" draw:style-name="dp1" draw:master-page-name="Default">
        <office:forms form:automatic-focus="false" form:apply-design-mode="false"/>
        <draw:rect draw:style-name="gr35" draw:text-style-name="P1" draw:layer="layout" svg:width="31.935cm" svg:height="57.233cm" svg:x="1.001cm" svg:y="1.001cm">
          <text:p/>
        </draw:rect>
        <draw:rect draw:style-name="gr28" draw:text-style-name="P6" draw:id="id79" draw:layer="layout" svg:width="21.29cm" svg:height="5.723cm" svg:x="1.001cm" svg:y="3.862cm">
          <text:p text:style-name="P6">Open</text:p>
        </draw:rect>
        <draw:rect draw:style-name="gr28" draw:text-style-name="P6" draw:id="id80" draw:layer="layout" svg:width="21.29cm" svg:height="5.723cm" svg:x="11.644cm" svg:y="15.308cm">
          <text:p text:style-name="P6">Design Primer</text:p>
        </draw:rect>
        <draw:rect draw:style-name="gr28" draw:text-style-name="P6" draw:id="id81" draw:layer="layout" svg:width="21.29cm" svg:height="5.723cm" svg:x="11.644cm" svg:y="26.755cm">
          <text:p text:style-name="P6">Order Primer</text:p>
        </draw:rect>
        <draw:rect draw:style-name="gr28" draw:text-style-name="P8" draw:id="id82" draw:layer="layout" svg:width="21.29cm" svg:height="5.723cm" svg:x="11.644cm" svg:y="38.202cm">
          <text:p text:style-name="P7"><text:span text:style-name="T5">Perform Reactions</text:span></text:p>
        </draw:rect>
        <draw:rect draw:style-name="gr28" draw:text-style-name="P6" draw:id="id83" draw:layer="layout" svg:width="21.29cm" svg:height="5.723cm" svg:x="11.644cm" svg:y="49.648cm">
          <text:p text:style-name="P6">Complete</text:p>
        </draw:rect>
        <draw:connector draw:style-name="gr36" draw:text-style-name="P1" draw:layer="layout" svg:x1="11.646cm" svg:y1="9.585cm" svg:x2="22.289cm" svg:y2="15.308cm" draw:start-shape="id79" draw:start-glue-point="2" draw:end-shape="id80" svg:d="m11646 9585v2862h10643v2861">
          <text:p/>
        </draw:connector>
        <draw:connector draw:style-name="gr36" draw:text-style-name="P1" draw:layer="layout" svg:x1="22.289cm" svg:y1="21.031cm" svg:x2="22.289cm" svg:y2="26.755cm" draw:start-shape="id80" draw:start-glue-point="2" draw:end-shape="id81" svg:d="m22289 21031v5724">
          <text:p/>
        </draw:connector>
        <draw:connector draw:style-name="gr36" draw:text-style-name="P1" draw:layer="layout" svg:x1="22.289cm" svg:y1="32.478cm" svg:x2="22.289cm" svg:y2="38.202cm" draw:start-shape="id81" draw:start-glue-point="2" draw:end-shape="id82" draw:end-glue-point="0" svg:d="m22289 32478v5724">
          <text:p/>
        </draw:connector>
        <draw:connector draw:style-name="gr36" draw:text-style-name="P1" draw:layer="layout" svg:x1="22.289cm" svg:y1="43.925cm" svg:x2="22.289cm" svg:y2="49.648cm" draw:start-shape="id82" draw:start-glue-point="2" draw:end-shape="id83" draw:end-glue-point="0" svg:d="m22289 43925v5723">
          <text:p/>
        </draw:connector>
        <draw:rect draw:style-name="gr35" draw:text-style-name="P1" draw:layer="layout" svg:width="31.935cm" svg:height="57.233cm" svg:x="1.001cm" svg:y="58.233cm">
          <text:p/>
        </draw:rect>
        <draw:rect draw:style-name="gr28" draw:text-style-name="P6" draw:id="id84" draw:layer="layout" svg:width="21.29cm" svg:height="5.723cm" svg:x="1.001cm" svg:y="61.095cm">
          <text:p text:style-name="P6">Open</text:p>
        </draw:rect>
        <draw:rect draw:style-name="gr28" draw:text-style-name="P8" draw:id="id85" draw:layer="layout" svg:width="21.29cm" svg:height="5.723cm" svg:x="11.644cm" svg:y="83.988cm">
          <text:p text:style-name="P7"><text:span text:style-name="T5">Perform Reactions</text:span></text:p>
        </draw:rect>
        <draw:rect draw:style-name="gr28" draw:text-style-name="P6" draw:id="id86" draw:layer="layout" svg:width="21.29cm" svg:height="5.723cm" svg:x="11.644cm" svg:y="106.881cm">
          <text:p text:style-name="P6">Complete</text:p>
        </draw:rect>
        <draw:connector draw:style-name="gr36" draw:text-style-name="P1" draw:layer="layout" svg:x1="11.646cm" svg:y1="66.818cm" svg:x2="22.289cm" svg:y2="83.988cm" draw:start-shape="id84" draw:start-glue-point="2" draw:end-shape="id85" draw:end-glue-point="0" svg:d="m11646 66818v8585h10643v8585">
          <text:p/>
        </draw:connector>
        <draw:connector draw:style-name="gr36" draw:text-style-name="P1" draw:layer="layout" svg:x1="22.289cm" svg:y1="89.711cm" svg:x2="22.289cm" svg:y2="106.881cm" draw:start-shape="id85" draw:start-glue-point="2" draw:end-shape="id86" draw:end-glue-point="0" svg:d="m22289 89711v17170">
          <text:p/>
        </draw:connector>
        <draw:rect draw:style-name="gr35" draw:text-style-name="P1" draw:layer="layout" svg:width="31.935cm" svg:height="57.233cm" svg:x="51.163cm" svg:y="1.001cm">
          <text:p/>
        </draw:rect>
        <draw:rect draw:style-name="gr28" draw:text-style-name="P6" draw:id="id87" draw:layer="layout" svg:width="21.29cm" svg:height="5.723cm" svg:x="51.563cm" svg:y="3.862cm">
          <text:p text:style-name="P6">Open</text:p>
        </draw:rect>
        <draw:rect draw:style-name="gr28" draw:text-style-name="P6" draw:id="id88" draw:layer="layout" svg:width="21.29cm" svg:height="5.723cm" svg:x="61.808cm" svg:y="49.648cm">
          <text:p text:style-name="P6">Complete</text:p>
        </draw:rect>
        <draw:connector draw:style-name="gr36" draw:text-style-name="P1" draw:layer="layout" svg:x1="62.208cm" svg:y1="9.585cm" svg:x2="72.453cm" svg:y2="49.648cm" draw:start-shape="id87" draw:start-glue-point="2" draw:end-shape="id88" draw:end-glue-point="0" svg:d="m62208 9585v20032h10245v20031">
          <text:p/>
        </draw:connector>
        <draw:rect draw:style-name="gr35" draw:text-style-name="P1" draw:layer="layout" svg:width="31.935cm" svg:height="57.233cm" svg:x="51.163cm" svg:y="58.233cm">
          <text:p/>
        </draw:rect>
        <draw:rect draw:style-name="gr28" draw:text-style-name="P6" draw:id="id89" draw:layer="layout" svg:width="21.29cm" svg:height="5.723cm" svg:x="51.563cm" svg:y="83.988cm">
          <text:p text:style-name="P6">Open</text:p>
        </draw:rect>
        <draw:connector draw:style-name="gr36" draw:text-style-name="P1" draw:layer="layout" svg:x1="62.208cm" svg:y1="83.988cm" svg:x2="72.453cm" svg:y2="66.818cm" draw:start-shape="id89" draw:start-glue-point="0" draw:end-shape="id90" draw:end-glue-point="2" svg:d="m62208 83988v-8585h10245v-8585">
          <text:p/>
        </draw:connector>
        <draw:connector draw:style-name="gr36" draw:text-style-name="P1" draw:layer="layout" svg:x1="62.208cm" svg:y1="89.711cm" svg:x2="72.453cm" svg:y2="106.881cm" draw:start-shape="id89" draw:start-glue-point="2" draw:end-shape="id91" draw:end-glue-point="0" svg:d="m62208 89711v8585h10245v8585">
          <text:p/>
        </draw:connector>
        <draw:rect draw:style-name="gr2" draw:text-style-name="P1" draw:id="id92" draw:layer="layout" svg:width="2.661cm" svg:height="5.723cm" svg:x="78.175cm" svg:y="61.095cm">
          <text:p/>
        </draw:rect>
        <draw:rect draw:style-name="gr2" draw:text-style-name="P1" draw:id="id93" draw:layer="layout" svg:width="2.661cm" svg:height="5.723cm" svg:x="78.175cm" svg:y="106.881cm">
          <text:p/>
        </draw:rect>
        <draw:connector draw:style-name="gr37" draw:text-style-name="P1" draw:layer="layout" svg:x1="79.505cm" svg:y1="66.818cm" svg:x2="79.505cm" svg:y2="106.881cm" draw:start-shape="id92" draw:start-glue-point="2" draw:end-shape="id93" draw:end-glue-point="0" svg:d="m79505 66818v40063">
          <text:p/>
        </draw:connector>
        <draw:rect draw:style-name="gr28" draw:text-style-name="P8" draw:id="id90" draw:layer="layout" svg:width="21.29cm" svg:height="5.723cm" svg:x="61.808cm" svg:y="61.095cm">
          <text:p text:style-name="P7"><text:span text:style-name="T5">Perform Reactions</text:span></text:p>
        </draw:rect>
        <draw:rect draw:style-name="gr28" draw:text-style-name="P6" draw:id="id91" draw:layer="layout" svg:width="21.29cm" svg:height="5.723cm" svg:x="61.808cm" svg:y="106.881cm">
          <text:p text:style-name="P6">Complet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3-14T10:11:08</meta:creation-date>
    <meta:editing-duration>PT98H01M00S</meta:editing-duration>
    <meta:editing-cycles>10</meta:editing-cycles>
    <meta:generator>OpenOffice.org/3.1$Unix OpenOffice.org_project/310m19$Build-9420</meta:generator>
    <meta:initial-creator>Peter Edworthy</meta:initial-creator>
    <dc:date>2011-05-04T12:22:33</dc:date>
    <dc:creator>Peter Edworthy</dc:creator>
    <meta:printed-by>Peter Edworthy</meta:printed-by>
    <meta:print-date>2011-03-18T10:29:12</meta:print-date>
    <meta:document-statistic meta:object-count="236"/>
  </office:meta>
</office:document-meta>
</file>